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paragraph-rsid="000a0412"/>
    </style:style>
    <style:style style:name="T1" style:family="text">
      <style:text-properties fo:color="#000000" style:font-name="Open Sans" fo:font-size="12pt" style:text-underline-style="none" fo:font-weight="normal" officeooo:rsid="00112e92" style:font-size-asian="12pt" style:font-weight-asian="normal" style:font-size-complex="12pt" style:font-weight-complex="normal"/>
    </style:style>
    <style:style style:name="T2" style:family="text">
      <style:text-properties fo:color="#000000" style:font-name="Open Sans" fo:font-size="12pt" style:text-underline-style="none" fo:font-weight="normal" officeooo:rsid="0014885d" style:font-size-asian="12pt" style:font-weight-asian="normal" style:font-size-complex="12pt" style:font-weight-complex="normal"/>
    </style:style>
    <style:style style:name="T3" style:family="text">
      <style:text-properties fo:color="#000000" style:font-name="Open Sans" fo:font-size="12pt" style:text-underline-style="none" fo:font-weight="normal" officeooo:rsid="0017c26e" style:font-size-asian="12pt" style:font-weight-asian="normal" style:font-size-complex="12pt" style:font-weight-complex="normal"/>
    </style:style>
    <style:style style:name="T4" style:family="text">
      <style:text-properties fo:color="#000000" style:font-name="Open Sans" fo:font-size="12pt" style:text-underline-style="none" fo:font-weight="normal" officeooo:rsid="0018499d" style:font-size-asian="12pt" style:font-weight-asian="normal" style:font-size-complex="12pt" style:font-weight-complex="normal"/>
    </style:style>
    <style:style style:name="T5" style:family="text">
      <style:text-properties fo:color="#000000" style:font-name="Open Sans" fo:font-size="12pt" style:text-underline-style="none" fo:font-weight="normal" officeooo:rsid="001903bc" style:font-size-asian="12pt" style:font-weight-asian="normal" style:font-size-complex="12pt" style:font-weight-complex="normal"/>
    </style:style>
    <style:style style:name="T6" style:family="text">
      <style:text-properties fo:color="#000000" style:font-name="Open Sans" fo:font-size="12pt" style:text-underline-style="none" fo:font-weight="normal" officeooo:rsid="001a4f2c"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text:span text:style-name="T2">in Web</text:span><text:span text:style-name="T3">b</text:span><text:span text:style-name="T2">rowser ist ein Softwareprogramm,</text:span><text:span text:style-name="T3"> zur Darstellung von Webseiten im Word Wide Web oder allgemein von Dokumenten und Daten. Neben </text:span><text:span text:style-name="T4">HTML-Seiten</text:span><text:span text:style-name="T3"> können Webbrowser auch PDF-Dokumente und Bilder anzeigen. </text:span><text:span text:style-name="T4">Webbrowser stellen eine Benutzeroberfläche für Webanwendungen dar. Mittlerweile wir der Großteil der Benutzeroberfläche zur Darstellung und des anzeigen von Inhalten benutzt. Außerdem hat der Benutzter die Möglichkeit, die Startseite, also die Webseite, die beim öffnen des Programms geöffnet wird zu definieren. Zudem gibt es meist die Möglichkeit, eine URL als Lesezeichen zu Speichern und so schneller darauf zuzugreifen zu können. Meistens gibt es auch die Funktion mehrere Tabs gleichzeitig offen zu haben. <text:line-break/></text:span><text:span text:style-name="T5">Es gibt Browser nicht nur auf Computern, sondern auch auf Mobilendgeräten, wie Handys, hier gibt es, wie auch auf dem Computer eine Vielzahl an verschiedenen <text:line-break/>Webbrowsern, die sich durch ihre Funktionen, Interfaces und Kompatibilität unterscheiden.<text:line-break/><text:line-break/></text:span><text:span text:style-name="T6">Es gibt zahlreiche Browser, manche von ihnen sind für ein spezie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5:05:22.843000000</meta:creation-date>
    <dc:date>2019-01-30T15:05:55.127000000</dc:date>
    <meta:editing-duration>PT32S</meta:editing-duration>
    <meta:editing-cycles>1</meta:editing-cycles>
    <meta:document-statistic meta:table-count="0" meta:image-count="0" meta:object-count="0" meta:page-count="1" meta:paragraph-count="1" meta:word-count="146" meta:character-count="1036" meta:non-whitespace-character-count="888"/>
    <meta:generator>LibreOffice/6.1.4.2$Windows_X86_64 LibreOffice_project/9d0f32d1f0b509096fd65e0d4bec26ddd1938fd3</meta:generator>
  </office:meta>
</office:document-meta>
</file>